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1.296cm"/>
    </style:style>
    <style:style style:name="Tabella1.B" style:family="table-column">
      <style:table-column-properties style:column-width="2.117cm"/>
    </style:style>
    <style:style style:name="Tabella1.C" style:family="table-column">
      <style:table-column-properties style:column-width="1.693cm"/>
    </style:style>
    <style:style style:name="Tabella1.D" style:family="table-column">
      <style:table-column-properties style:column-width="11.906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1.296cm"/>
    </style:style>
    <style:style style:name="Tabella2.B" style:family="table-column">
      <style:table-column-properties style:column-width="2.117cm"/>
    </style:style>
    <style:style style:name="Tabella2.C" style:family="table-column">
      <style:table-column-properties style:column-width="1.879cm"/>
    </style:style>
    <style:style style:name="Tabella2.D" style:family="table-column">
      <style:table-column-properties style:column-width="11.721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1pt" fo:language="en" fo:country="US" officeooo:rsid="0010e03b" officeooo:paragraph-rsid="0010e03b" style:font-size-asian="11pt" style:font-size-complex="11pt"/>
    </style:style>
    <style:style style:name="P2" style:family="paragraph" style:parent-style-name="Footer">
      <style:paragraph-properties fo:text-align="center" style:justify-single-word="false"/>
      <style:text-properties fo:font-size="11pt" fo:language="en" fo:country="US" style:font-size-asian="11pt" style:font-size-complex="11pt"/>
    </style:style>
    <style:style style:name="P3" style:family="paragraph" style:parent-style-name="Standard">
      <style:paragraph-properties fo:text-align="justify" style:justify-single-word="false"/>
      <style:text-properties fo:color="#000000" fo:font-size="12pt" fo:language="en" fo:country="US" fo:font-style="normal" officeooo:rsid="00199e09" officeooo:paragraph-rsid="00199e09" style:font-size-asian="10.5pt" style:font-style-asian="normal" style:font-size-complex="12pt" style:font-style-complex="normal"/>
    </style:style>
    <style:style style:name="P4" style:family="paragraph" style:parent-style-name="Standard">
      <style:text-properties fo:color="#000000" fo:font-size="12pt" fo:language="en" fo:country="US" fo:font-style="normal" officeooo:rsid="00199e09" officeooo:paragraph-rsid="00199e09" style:font-size-asian="10.5pt" style:font-style-asian="normal" style:font-size-complex="12pt" style:font-style-complex="normal"/>
    </style:style>
    <style:style style:name="P5" style:family="paragraph" style:parent-style-name="Standard">
      <style:text-properties fo:color="#000000" fo:font-size="12pt" fo:language="en" fo:country="US" fo:font-style="normal" officeooo:rsid="0022b076" officeooo:paragraph-rsid="0022b076" style:font-size-asian="10.5pt" style:font-style-asian="normal" style:font-size-complex="12pt" style:font-style-complex="normal"/>
    </style:style>
    <style:style style:name="P6" style:family="paragraph" style:parent-style-name="Standard">
      <style:text-properties fo:color="#000000" fo:font-size="12pt" fo:language="en" fo:country="US" fo:font-style="normal" fo:font-weight="normal" officeooo:rsid="00199e09" officeooo:paragraph-rsid="00199e09" style:font-size-asian="12pt" style:font-style-asian="normal" style:font-weight-asian="normal" style:font-size-complex="12pt" style:font-style-complex="normal" style:font-weight-complex="normal"/>
    </style:style>
    <style:style style:name="P7" style:family="paragraph" style:parent-style-name="Standard">
      <style:text-properties fo:color="#000000" fo:font-size="12pt" fo:language="en" fo:country="US" fo:font-style="normal" fo:font-weight="normal" officeooo:rsid="0022b076" officeooo:paragraph-rsid="0022b076" style:font-size-asian="10.5pt" style:font-style-asian="normal" style:font-weight-asian="normal" style:font-size-complex="12pt" style:font-style-complex="normal" style:font-weight-complex="normal"/>
    </style:style>
    <style:style style:name="P8" style:family="paragraph" style:parent-style-name="Standard">
      <style:text-properties fo:color="#000000" fo:font-size="12pt" fo:language="en" fo:country="US" fo:font-style="normal" officeooo:paragraph-rsid="001be38d"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color="#000000" fo:font-size="12pt" fo:language="en" fo:country="US" fo:font-style="normal" officeooo:rsid="0011d7ff" officeooo:paragraph-rsid="001a98e7" style:font-size-asian="12pt" style:font-style-asian="normal" style:font-size-complex="12pt" style:font-style-complex="normal"/>
    </style:style>
    <style:style style:name="P10" style:family="paragraph" style:parent-style-name="Standard">
      <style:text-properties fo:color="#000000" fo:font-size="12pt" fo:language="en" fo:country="US" fo:font-style="normal" fo:font-weight="bold" officeooo:rsid="0011d7ff" officeooo:paragraph-rsid="0011d7ff" style:font-size-asian="12pt" style:font-style-asian="normal" style:font-weight-asian="bold" style:font-size-complex="12pt" style:font-style-complex="normal" style:font-weight-complex="bold"/>
    </style:style>
    <style:style style:name="P11" style:family="paragraph" style:parent-style-name="Standard">
      <style:text-properties fo:color="#000000" fo:font-size="12pt" fo:language="en" fo:country="US" fo:font-style="normal" fo:font-weight="bold" officeooo:rsid="0011d7ff" officeooo:paragraph-rsid="001643db" style:font-size-asian="12pt" style:font-style-asian="normal" style:font-weight-asian="bold" style:font-size-complex="12pt" style:font-style-complex="normal" style:font-weight-complex="bold"/>
    </style:style>
    <style:style style:name="P12" style:family="paragraph" style:parent-style-name="Standard">
      <style:text-properties fo:color="#000000" fo:font-size="16pt" fo:language="en" fo:country="US" fo:font-style="normal" officeooo:rsid="00199e09" officeooo:paragraph-rsid="00199e09" style:font-size-asian="16pt" style:font-style-asian="normal" style:font-size-complex="16pt" style:font-style-complex="normal"/>
    </style:style>
    <style:style style:name="P13" style:family="paragraph" style:parent-style-name="Standard">
      <style:text-properties fo:color="#000000" fo:font-size="16pt" fo:language="en" fo:country="US" fo:font-style="normal" officeooo:rsid="0022a508" officeooo:paragraph-rsid="0022a508" style:font-size-asian="16pt" style:font-style-asian="normal" style:font-size-complex="16pt" style:font-style-complex="normal"/>
    </style:style>
    <style:style style:name="P14" style:family="paragraph" style:parent-style-name="Standard">
      <style:text-properties fo:color="#000000" fo:font-size="16pt" fo:language="en" fo:country="US" fo:font-style="normal" officeooo:rsid="0022b076" officeooo:paragraph-rsid="0022b076" style:font-size-asian="16pt" style:font-style-asian="normal" style:font-size-complex="16pt" style:font-style-complex="normal"/>
    </style:style>
    <style:style style:name="P15" style:family="paragraph" style:parent-style-name="Standard">
      <style:text-properties fo:color="#000000" fo:font-size="16pt" fo:language="en" fo:country="US" fo:font-style="normal" fo:font-weight="normal" officeooo:rsid="0022b076" officeooo:paragraph-rsid="0022b076" style:font-size-asian="16pt" style:font-style-asian="normal" style:font-weight-asian="normal" style:font-size-complex="16pt" style:font-style-complex="normal" style:font-weight-complex="normal"/>
    </style:style>
    <style:style style:name="P16" style:family="paragraph" style:parent-style-name="Standard">
      <style:text-properties fo:color="#000000" fo:font-size="20pt" fo:language="en" fo:country="US" fo:font-style="normal" officeooo:rsid="00199e09" officeooo:paragraph-rsid="00199e09" style:font-size-asian="20pt" style:font-style-asian="normal" style:font-size-complex="20pt" style:font-style-complex="normal"/>
    </style:style>
    <style:style style:name="P17" style:family="paragraph" style:parent-style-name="Standard">
      <style:text-properties fo:color="#000000" fo:font-size="20pt" fo:language="en" fo:country="US" fo:font-style="normal" officeooo:rsid="0022b076" officeooo:paragraph-rsid="0022b076" style:font-size-asian="20pt" style:font-style-asian="normal" style:font-size-complex="20pt" style:font-style-complex="normal"/>
    </style:style>
    <style:style style:name="P18" style:family="paragraph" style:parent-style-name="Standard">
      <style:text-properties fo:color="#000000" fo:font-size="20pt" fo:language="en" fo:country="US" fo:font-style="normal" officeooo:rsid="0022a508" officeooo:paragraph-rsid="0022a508" style:font-size-asian="17.5pt" style:font-style-asian="normal" style:font-size-complex="20pt" style:font-style-complex="normal"/>
    </style:style>
    <style:style style:name="P19" style:family="paragraph" style:parent-style-name="Standard">
      <style:text-properties fo:color="#000000" fo:font-size="13pt" fo:language="en" fo:country="US" fo:font-style="normal" officeooo:rsid="0022b076" officeooo:paragraph-rsid="0022b076" style:font-size-asian="11.3500003814697pt" style:font-style-asian="normal" style:font-size-complex="13pt" style:font-style-complex="normal"/>
    </style:style>
    <style:style style:name="P20" style:family="paragraph" style:parent-style-name="Standard">
      <style:text-properties fo:font-size="80pt" fo:language="en" fo:country="US" officeooo:rsid="00206620" officeooo:paragraph-rsid="00206620" style:font-size-asian="70pt" style:font-size-complex="80pt"/>
    </style:style>
    <style:style style:name="P21" style:family="paragraph" style:parent-style-name="Standard">
      <style:text-properties fo:font-size="20pt" fo:language="en" fo:country="US" officeooo:rsid="00206620" officeooo:paragraph-rsid="00206620" style:font-size-asian="17.5pt" style:font-size-complex="20pt"/>
    </style:style>
    <style:style style:name="P22" style:family="paragraph" style:parent-style-name="Standard">
      <style:text-properties fo:color="#0000ff" fo:font-size="12pt" fo:language="en" fo:country="US" fo:font-style="italic" officeooo:rsid="00199e09" officeooo:paragraph-rsid="00199e09" style:font-size-asian="10.5pt" style:font-style-asian="italic" style:font-size-complex="12pt" style:font-style-complex="italic"/>
    </style:style>
    <style:style style:name="P23" style:family="paragraph" style:parent-style-name="Standard">
      <style:text-properties fo:color="#0000ff" fo:font-size="12pt" fo:language="en" fo:country="US" fo:font-style="normal" officeooo:rsid="00199e09" officeooo:paragraph-rsid="001be38d" style:font-size-asian="12pt" style:font-style-asian="normal" style:font-size-complex="12pt" style:font-style-complex="normal"/>
    </style:style>
    <style:style style:name="P24" style:family="paragraph" style:parent-style-name="Standard">
      <style:text-properties fo:color="#0000ff" fo:font-size="12pt" fo:language="en" fo:country="US" fo:font-style="normal" officeooo:rsid="00199e09" officeooo:paragraph-rsid="00199e09" style:font-size-asian="12pt" style:font-style-asian="normal" style:font-size-complex="12pt" style:font-style-complex="normal"/>
    </style:style>
    <style:style style:name="P25" style:family="paragraph" style:parent-style-name="Standard">
      <style:text-properties fo:font-size="12pt" fo:language="en" fo:country="US" fo:font-style="normal" officeooo:paragraph-rsid="0015c07e" style:font-size-asian="12pt" style:font-style-asian="normal" style:font-size-complex="12pt" style:font-style-complex="normal"/>
    </style:style>
    <style:style style:name="P26" style:family="paragraph" style:parent-style-name="Standard">
      <style:text-properties fo:font-size="12pt" fo:language="en" fo:country="US" fo:font-style="normal" officeooo:rsid="00173930" officeooo:paragraph-rsid="00173930" style:font-size-asian="12pt" style:font-style-asian="normal" style:font-size-complex="12pt" style:font-style-complex="normal"/>
    </style:style>
    <style:style style:name="P27" style:family="paragraph" style:parent-style-name="Standard">
      <style:text-properties fo:font-size="12pt" fo:language="en" fo:country="US" fo:font-style="normal" fo:font-weight="bold" officeooo:rsid="001643db" officeooo:paragraph-rsid="001643db" style:font-size-asian="12pt" style:font-style-asian="normal" style:font-weight-asian="bold" style:font-size-complex="12pt" style:font-style-complex="normal" style:font-weight-complex="bold"/>
    </style:style>
    <style:style style:name="P28" style:family="paragraph" style:parent-style-name="Standard">
      <style:text-properties fo:font-size="12pt" fo:language="en" fo:country="US" fo:font-style="normal" fo:font-weight="normal" officeooo:rsid="00173930" officeooo:paragraph-rsid="00173930"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language="en" fo:country="US" fo:font-style="normal" fo:font-weight="normal" officeooo:paragraph-rsid="001643db" style:font-size-asian="12pt" style:font-style-asian="normal" style:font-weight-asian="normal" style:font-size-complex="12pt" style:font-style-complex="normal" style:font-weight-complex="normal"/>
    </style:style>
    <style:style style:name="P30" style:family="paragraph" style:parent-style-name="Standard">
      <style:text-properties fo:color="#3333ff" fo:font-size="12pt" fo:language="en" fo:country="US" fo:font-style="normal" officeooo:rsid="0011d7ff" officeooo:paragraph-rsid="001be38d" style:font-size-asian="12pt" style:font-style-asian="normal" style:font-size-complex="12pt" style:font-style-complex="normal"/>
    </style:style>
    <style:style style:name="P31" style:family="paragraph" style:parent-style-name="Standard">
      <style:text-properties fo:color="#3333ff" fo:font-size="12pt" fo:language="en" fo:country="US" fo:font-style="normal" officeooo:rsid="0011d7ff" officeooo:paragraph-rsid="0011d7ff" style:font-size-asian="12pt" style:font-style-asian="normal" style:font-size-complex="12pt" style:font-style-complex="normal"/>
    </style:style>
    <style:style style:name="P32" style:family="paragraph" style:parent-style-name="Standard">
      <style:text-properties fo:color="#3333ff" fo:font-size="12pt" fo:language="en" fo:country="US" fo:font-style="normal" officeooo:rsid="0011d7ff" officeooo:paragraph-rsid="001643db" style:font-size-asian="12pt" style:font-style-asian="normal" style:font-size-complex="12pt" style:font-style-complex="normal"/>
    </style:style>
    <style:style style:name="P33" style:family="paragraph" style:parent-style-name="Standard">
      <style:text-properties fo:color="#3333ff" fo:font-size="12pt" fo:language="en" fo:country="US" fo:font-style="normal" officeooo:paragraph-rsid="001be38d" style:font-size-asian="12pt" style:font-style-asian="normal" style:font-size-complex="12pt" style:font-style-complex="normal"/>
    </style:style>
    <style:style style:name="P34" style:family="paragraph" style:parent-style-name="Standard">
      <style:text-properties fo:color="#3333ff" fo:font-size="12pt" fo:language="en" fo:country="US" fo:font-style="normal" officeooo:rsid="0022a508" officeooo:paragraph-rsid="0022a508" style:font-size-asian="12pt" style:font-style-asian="normal" style:font-size-complex="12pt" style:font-style-complex="normal"/>
    </style:style>
    <style:style style:name="P35" style:family="paragraph" style:parent-style-name="Table_20_Contents">
      <style:text-properties fo:font-size="12pt" fo:language="en" fo:country="US" fo:font-style="normal" fo:font-weight="bold" officeooo:rsid="001643db" officeooo:paragraph-rsid="001643db" style:font-size-asian="12pt" style:font-style-asian="normal" style:font-weight-asian="bold" style:font-size-complex="12pt" style:font-style-complex="normal" style:font-weight-complex="bold"/>
    </style:style>
    <style:style style:name="P36" style:family="paragraph" style:parent-style-name="Table_20_Contents">
      <style:text-properties fo:font-size="12pt" fo:language="en" fo:country="US" fo:font-style="normal" fo:font-weight="bold" officeooo:rsid="00173930" officeooo:paragraph-rsid="00173930" style:font-size-asian="12pt" style:font-style-asian="normal" style:font-weight-asian="bold" style:font-size-complex="12pt" style:font-style-complex="normal" style:font-weight-complex="bold"/>
    </style:style>
    <style:style style:name="P37" style:family="paragraph" style:parent-style-name="Table_20_Contents">
      <style:text-properties fo:font-size="12pt" fo:language="en" fo:country="US" fo:font-style="normal" officeooo:rsid="001643db" officeooo:paragraph-rsid="001643db" style:font-size-asian="12pt" style:font-style-asian="normal" style:font-size-complex="12pt" style:font-style-complex="normal"/>
    </style:style>
    <style:style style:name="P38" style:family="paragraph" style:parent-style-name="Standard">
      <style:paragraph-properties fo:margin-left="1.27cm" fo:margin-right="0cm" fo:margin-top="0cm" fo:margin-bottom="0cm" loext:contextual-spacing="true" fo:text-indent="-0.635cm" style:auto-text-indent="false"/>
      <style:text-properties fo:color="#3333ff" fo:font-size="12pt" fo:language="en" fo:country="US" fo:font-style="normal" officeooo:rsid="0011d7ff" officeooo:paragraph-rsid="001be38d" style:font-size-asian="12pt" style:font-style-asian="normal" style:font-size-complex="12pt" style:font-style-complex="normal"/>
    </style:style>
    <style:style style:name="P39" style:family="paragraph" style:parent-style-name="Standard">
      <style:paragraph-properties fo:margin-top="0cm" fo:margin-bottom="0cm" loext:contextual-spacing="false"/>
      <style:text-properties fo:color="#000000" fo:font-size="12pt" fo:language="en" fo:country="US" fo:font-style="normal" officeooo:rsid="0011d7ff" officeooo:paragraph-rsid="001be38d" style:font-size-asian="12pt" style:font-style-asian="normal" style:font-size-complex="12pt" style:font-style-complex="normal"/>
    </style:style>
    <style:style style:name="P40" style:family="paragraph" style:parent-style-name="Standard">
      <style:paragraph-properties fo:margin-top="0cm" fo:margin-bottom="0cm" loext:contextual-spacing="false"/>
      <style:text-properties fo:color="#000000" fo:font-size="12pt" fo:language="en" fo:country="US" fo:font-style="normal" officeooo:rsid="0011d7ff" officeooo:paragraph-rsid="001d8d43" style:font-size-asian="12pt" style:font-style-asian="normal" style:font-size-complex="12pt" style:font-style-complex="normal"/>
    </style:style>
    <style:style style:name="P41" style:family="paragraph" style:parent-style-name="Standard">
      <style:paragraph-properties fo:margin-top="0cm" fo:margin-bottom="0cm" loext:contextual-spacing="false"/>
      <style:text-properties fo:color="#000000" fo:font-size="12pt" fo:language="en" fo:country="US" fo:font-style="normal" officeooo:rsid="0011d7ff" officeooo:paragraph-rsid="0013ff44" style:font-size-asian="12pt" style:font-style-asian="normal" style:font-size-complex="12pt" style:font-style-complex="normal"/>
    </style:style>
    <style:style style:name="P42" style:family="paragraph" style:parent-style-name="Standard">
      <style:paragraph-properties fo:margin-top="0cm" fo:margin-bottom="0cm" loext:contextual-spacing="false" fo:text-align="justify" style:justify-single-word="false"/>
      <style:text-properties fo:color="#000000" fo:font-size="12pt" fo:language="en" fo:country="US" fo:font-style="normal" officeooo:paragraph-rsid="001be38d" style:font-size-asian="12pt" style:font-style-asian="normal" style:font-size-complex="12pt" style:font-style-complex="normal"/>
    </style:style>
    <style:style style:name="P43" style:family="paragraph" style:parent-style-name="Standard">
      <style:paragraph-properties fo:margin-top="0cm" fo:margin-bottom="0cm" loext:contextual-spacing="false"/>
      <style:text-properties fo:color="#000000" fo:font-size="12pt" fo:language="en" fo:country="US" fo:font-style="normal" officeooo:rsid="001da9e9" officeooo:paragraph-rsid="001da9e9" style:font-size-asian="12pt" style:font-style-asian="normal" style:font-size-complex="12pt" style:font-style-complex="normal"/>
    </style:style>
    <style:style style:name="P44" style:family="paragraph" style:parent-style-name="Standard">
      <style:paragraph-properties fo:margin-top="0cm" fo:margin-bottom="0cm" loext:contextual-spacing="false"/>
      <style:text-properties fo:color="#000000" fo:font-size="12pt" fo:language="en" fo:country="US" fo:font-style="normal" officeooo:paragraph-rsid="001be38d" style:font-size-asian="12pt" style:font-style-asian="normal" style:font-size-complex="12pt" style:font-style-complex="normal"/>
    </style:style>
    <style:style style:name="P45" style:family="paragraph" style:parent-style-name="Standard">
      <style:paragraph-properties fo:margin-top="0cm" fo:margin-bottom="0cm" loext:contextual-spacing="false"/>
      <style:text-properties fo:color="#000000" fo:font-size="12pt" fo:language="en" fo:country="US" fo:font-style="normal" officeooo:paragraph-rsid="0013ff44" style:font-size-asian="12pt" style:font-style-asian="normal" style:font-size-complex="12pt" style:font-style-complex="normal"/>
    </style:style>
    <style:style style:name="P46" style:family="paragraph" style:parent-style-name="Standard" style:list-style-name="L1">
      <style:paragraph-properties fo:text-align="justify" style:justify-single-word="false"/>
      <style:text-properties fo:font-size="14pt" fo:language="en" fo:country="US" officeooo:rsid="00206620" officeooo:paragraph-rsid="00206620" style:font-size-asian="12.25pt" style:font-size-complex="14pt"/>
    </style:style>
    <style:style style:name="P47" style:family="paragraph" style:parent-style-name="Standard" style:list-style-name="L1">
      <style:paragraph-properties fo:text-align="justify" style:justify-single-word="false"/>
      <style:text-properties fo:font-size="14pt" fo:language="en" fo:country="US" officeooo:rsid="0022a508" officeooo:paragraph-rsid="0022a508" style:font-size-asian="12.25pt" style:font-size-complex="14pt"/>
    </style:style>
    <style:style style:name="P48" style:family="paragraph" style:parent-style-name="Standard" style:list-style-name="L1">
      <style:paragraph-properties fo:text-align="justify" style:justify-single-word="false"/>
      <style:text-properties fo:font-size="14pt" fo:language="en" fo:country="US" officeooo:rsid="00206620" officeooo:paragraph-rsid="00206620" fo:background-color="#ffff00" style:font-size-asian="12.25pt" style:font-size-complex="14pt"/>
    </style:style>
    <style:style style:name="P49" style:family="paragraph" style:parent-style-name="Standard" style:list-style-name="L1">
      <style:paragraph-properties fo:text-align="justify" style:justify-single-word="false"/>
      <style:text-properties fo:font-size="14pt" fo:language="en" fo:country="US" officeooo:rsid="0025562f" officeooo:paragraph-rsid="0025562f" fo:background-color="#ffff00" style:font-size-asian="12.25pt" style:font-size-complex="14pt"/>
    </style:style>
    <style:style style:name="P50" style:family="paragraph" style:parent-style-name="Standard">
      <style:text-properties fo:color="#0000ff" fo:font-size="36pt" fo:language="en" fo:country="US" officeooo:rsid="00199e09" officeooo:paragraph-rsid="00199e09" style:font-size-asian="36pt" style:font-size-complex="36pt"/>
    </style:style>
    <style:style style:name="P51" style:family="paragraph" style:parent-style-name="Standard">
      <style:text-properties fo:color="#0000ff" fo:font-size="20pt" fo:language="en" fo:country="US" officeooo:rsid="00199e09" officeooo:paragraph-rsid="00199e09" style:font-size-asian="20pt" style:font-size-complex="20pt"/>
    </style:style>
    <style:style style:name="P52" style:family="paragraph" style:parent-style-name="Standard">
      <style:text-properties fo:color="#000000" fo:font-size="16pt" fo:language="en" fo:country="US" fo:font-style="normal" officeooo:rsid="0022a508" officeooo:paragraph-rsid="0022a508" style:font-size-asian="16pt" style:font-style-asian="normal" style:font-size-complex="16pt" style:font-style-complex="normal"/>
    </style:style>
    <style:style style:name="P53" style:family="paragraph" style:parent-style-name="Standard" style:list-style-name="L2">
      <style:text-properties fo:font-size="12pt" fo:language="en" fo:country="US" fo:font-style="normal" officeooo:rsid="00173930" officeooo:paragraph-rsid="00173930" style:font-size-asian="12pt" style:font-style-asian="normal" style:font-size-complex="12pt" style:font-style-complex="normal"/>
    </style:style>
    <style:style style:name="P54" style:family="paragraph" style:parent-style-name="Standard" style:list-style-name="L3">
      <style:text-properties fo:font-size="12pt" fo:language="en" fo:country="US" fo:font-style="normal" officeooo:rsid="00173930" officeooo:paragraph-rsid="00173930" style:font-size-asian="12pt" style:font-style-asian="normal" style:font-size-complex="12pt" style:font-style-complex="normal"/>
    </style:style>
    <style:style style:name="P55" style:family="paragraph" style:parent-style-name="Standard" style:list-style-name="L4">
      <style:text-properties fo:font-size="12pt" fo:language="en" fo:country="US" fo:font-style="normal" fo:font-weight="normal" officeooo:rsid="00173930" officeooo:paragraph-rsid="00173930" style:font-size-asian="12pt" style:font-style-asian="normal" style:font-weight-asian="normal" style:font-size-complex="12pt" style:font-style-complex="normal" style:font-weight-complex="normal"/>
    </style:style>
    <style:style style:name="P56" style:family="paragraph" style:parent-style-name="Standard">
      <style:paragraph-properties fo:break-before="page"/>
      <style:text-properties fo:color="#000000" fo:font-size="20pt" fo:language="en" fo:country="US" officeooo:rsid="00199e09" officeooo:paragraph-rsid="00199e09" style:font-size-asian="20pt" style:font-size-complex="20pt"/>
    </style:style>
    <style:style style:name="P57"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ize="12pt" fo:language="en" fo:country="US" fo:font-style="normal" officeooo:paragraph-rsid="001be38d" style:font-size-asian="12pt" style:font-style-asian="normal" style:font-size-complex="12pt" style:font-style-complex="normal"/>
    </style:style>
    <style:style style:name="P58"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ize="12pt" fo:language="en" fo:country="US" fo:font-style="normal" officeooo:rsid="0018c5e8" officeooo:paragraph-rsid="001be38d" style:font-size-asian="12pt" style:font-style-asian="normal" style:font-size-complex="12pt" style:font-style-complex="normal"/>
    </style:style>
    <style:style style:name="P59"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ize="12pt" fo:language="en" fo:country="US" fo:font-style="normal" officeooo:rsid="0011d7ff" officeooo:paragraph-rsid="001be38d" style:font-size-asian="12pt" style:font-style-asian="normal" style:font-size-complex="12pt" style:font-style-complex="normal"/>
    </style:style>
    <style:style style:name="P60" style:family="paragraph" style:parent-style-name="Standard" style:list-style-name="WWNum1">
      <style:paragraph-properties fo:margin-left="1.27cm" fo:margin-right="0cm" fo:margin-top="0cm" fo:margin-bottom="0cm" loext:contextual-spacing="true" fo:text-indent="-0.635cm" style:auto-text-indent="false"/>
      <style:text-properties fo:color="#000000" fo:font-size="12pt" fo:language="en" fo:country="US" fo:font-style="normal" style:text-underline-style="none" officeooo:paragraph-rsid="001be38d" style:font-size-asian="12pt" style:font-style-asian="normal" style:font-size-complex="12pt" style:font-style-complex="normal"/>
    </style:style>
    <style:style style:name="P61" style:family="paragraph" style:parent-style-name="Standard" style:list-style-name="WWNum1">
      <style:paragraph-properties fo:margin-left="1.27cm" fo:margin-right="0cm" fo:margin-top="0cm" fo:margin-bottom="0cm" loext:contextual-spacing="true" fo:text-indent="-0.635cm" style:auto-text-indent="false"/>
      <style:text-properties fo:font-size="12pt" fo:language="en" fo:country="US" fo:font-style="normal" officeooo:paragraph-rsid="0013ff44" style:font-size-asian="12pt" style:font-style-asian="normal" style:font-size-complex="12pt" style:font-style-complex="normal"/>
    </style:style>
    <style:style style:name="P62" style:family="paragraph" style:parent-style-name="Standard" style:list-style-name="WWNum1">
      <style:paragraph-properties fo:margin-left="1.27cm" fo:margin-right="0cm" fo:margin-top="0cm" fo:margin-bottom="0cm" loext:contextual-spacing="true" fo:text-indent="-0.635cm" style:auto-text-indent="false"/>
      <style:text-properties fo:font-size="12pt" fo:language="en" fo:country="US" fo:font-style="normal" officeooo:rsid="002024bd" officeooo:paragraph-rsid="002024bd" style:font-size-asian="12pt" style:font-style-asian="normal" style:font-size-complex="12pt" style:font-style-complex="normal"/>
    </style:style>
    <style:style style:name="P63" style:family="paragraph" style:parent-style-name="Standard" style:list-style-name="WWNum1">
      <style:paragraph-properties fo:margin-left="1.27cm" fo:margin-right="0cm" fo:margin-top="0cm" fo:margin-bottom="0cm" loext:contextual-spacing="true" fo:text-indent="-0.635cm" style:auto-text-indent="false"/>
      <style:text-properties fo:color="#3333ff" fo:font-size="12pt" fo:language="en" fo:country="US" fo:font-style="normal" officeooo:rsid="0011d7ff" officeooo:paragraph-rsid="0013ff44" style:font-size-asian="12pt" style:font-style-asian="normal" style:font-size-complex="12pt" style:font-style-complex="normal"/>
    </style:style>
    <style:style style:name="P64" style:family="paragraph" style:parent-style-name="Standard" style:list-style-name="WWNum1">
      <style:paragraph-properties fo:margin-left="2.54cm" fo:margin-right="0cm" fo:margin-top="0cm" fo:margin-bottom="0cm" loext:contextual-spacing="true" fo:text-indent="-0.635cm" style:auto-text-indent="false"/>
      <style:text-properties fo:font-size="12pt" fo:language="en" fo:country="US" fo:font-style="normal" officeooo:paragraph-rsid="0013ff44" style:font-size-asian="12pt" style:font-style-asian="normal" style:font-size-complex="12pt" style:font-style-complex="normal"/>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173930"/>
    </style:style>
    <style:style style:name="T5" style:family="text">
      <style:text-properties officeooo:rsid="0018c5e8"/>
    </style:style>
    <style:style style:name="T6" style:family="text">
      <style:text-properties fo:font-weight="normal" officeooo:rsid="001be38d" style:font-weight-asian="normal" style:font-weight-complex="normal"/>
    </style:style>
    <style:style style:name="T7" style:family="text">
      <style:text-properties fo:font-weight="normal" officeooo:rsid="001d8d43" style:font-weight-asian="normal" style:font-weight-complex="normal"/>
    </style:style>
    <style:style style:name="T8" style:family="text">
      <style:text-properties officeooo:rsid="001a98e7"/>
    </style:style>
    <style:style style:name="T9" style:family="text">
      <style:text-properties officeooo:rsid="001d8d43"/>
    </style:style>
    <style:style style:name="T10" style:family="text">
      <style:text-properties officeooo:rsid="001f525e"/>
    </style:style>
    <style:style style:name="T11" style:family="text">
      <style:text-properties officeooo:rsid="0022a508"/>
    </style:style>
    <style:style style:name="T12" style:family="text">
      <style:text-properties officeooo:rsid="0022b076"/>
    </style:style>
    <style:style style:name="T13" style:family="text">
      <style:text-properties officeooo:rsid="002416d7"/>
    </style:style>
    <style:style style:name="T14" style:family="text">
      <style:text-properties fo:background-color="#ffff00" loext:char-shading-value="0"/>
    </style:style>
    <style:style style:name="T15" style:family="text">
      <style:text-properties fo:background-color="#ffff00" loext:char-shading-value="0"/>
    </style:style>
    <style:style style:name="T16" style:family="text">
      <style:text-properties officeooo:rsid="0025562f"/>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ASD</text:p>
      <text:p text:style-name="P20"/>
      <text:p text:style-name="P20"/>
      <text:p text:style-name="P20"/>
      <text:p text:style-name="P20"/>
      <text:p text:style-name="P20"/>
      <text:p text:style-name="P20"/>
      <text:p text:style-name="P21"/>
      <text:p text:style-name="P21"><text:soft-page-break/>Contents</text:p>
      <text:list xml:id="list3502720711949973141" text:style-name="L1">
        <text:list-item>
          <text:p text:style-name="P46">Introduction……………………………………………………………………</text:p>
          <text:list>
            <text:list-item>
              <text:p text:style-name="P46">Purpose………………………………………………………………...</text:p>
            </text:list-item>
            <text:list-item>
              <text:p text:style-name="P46">Scope…………………………………………………………………..</text:p>
            </text:list-item>
            <text:list-item>
              <text:p text:style-name="P47"><text:span text:style-name="T15">Goals…</text:span>………………………………………………………………..</text:p>
            </text:list-item>
            <text:list-item>
              <text:p text:style-name="P48">Definitions, acronyms and abbreviations……………………………..</text:p>
            </text:list-item>
            <text:list-item>
              <text:p text:style-name="P48">References……………………………………………………………..</text:p>
            </text:list-item>
            <text:list-item>
              <text:p text:style-name="P49">Overview………………………………………………………………</text:p>
            </text:list-item>
          </text:list>
        </text:list-item>
        <text:list-item>
          <text:p text:style-name="P46">Overall description………………………………………………………………</text:p>
          <text:list>
            <text:list-item>
              <text:p text:style-name="P46">Product prospective……………………………………………………</text:p>
            </text:list-item>
            <text:list-item>
              <text:p text:style-name="P46">Product functions……………………………………………………...</text:p>
            </text:list-item>
            <text:list-item>
              <text:p text:style-name="P46">User characteristics……………………………………………………</text:p>
            </text:list-item>
            <text:list-item>
              <text:p text:style-name="P46">Constraints…………………………………………………………….</text:p>
            </text:list-item>
            <text:list-item>
              <text:p text:style-name="P46">Assumptions and dependencies………………………………………</text:p>
            </text:list-item>
          </text:list>
        </text:list-item>
        <text:list-item>
          <text:p text:style-name="P46">Requirements…………………………………………………………………….</text:p>
          <text:list>
            <text:list-item>
              <text:p text:style-name="P46">Functional requirements……………………………………………….</text:p>
            </text:list-item>
            <text:list-item>
              <text:p text:style-name="P46"><text:span text:style-name="T15">Non-functional requirements………</text:span>………………………………….</text:p>
            </text:list-item>
            <text:list-item>
              <text:p text:style-name="P47"><text:span text:style-name="T15">Scen</text:span>arios……………………………………………………………...</text:p>
            </text:list-item>
            <text:list-item>
              <text:p text:style-name="P46">UML models…………………………………………………………..</text:p>
              <text:list>
                <text:list-item>
                  <text:p text:style-name="P46">Use cases d<text:span text:style-name="T15">escription…</text:span>……………………………………………</text:p>
                </text:list-item>
                <text:list-item>
                  <text:p text:style-name="P48">Sequence diagrams…………………………………………………</text:p>
                </text:list-item>
                <text:list-item>
                  <text:p text:style-name="P46"><text:span text:style-name="T15">other……………</text:span>…………………………………………………..</text:p>
                </text:list-item>
              </text:list>
            </text:list-item>
            <text:list-item>
              <text:p text:style-name="P46"><text:span text:style-name="T15">Alloy modelling……………………</text:span>…………………………………</text:p>
            </text:list-item>
          </text:list>
        </text:list-item>
        <text:list-item>
          <text:p text:style-name="P48">Hours of work……………………………………………………………………</text:p>
        </text:list-item>
        <text:list-item>
          <text:p text:style-name="P46"><text:span text:style-name="T15">Changelog……………………………………</text:span>…………………………………..</text:p>
        </text:list-item>
      </text:list>
      <text:p text:style-name="P50"/>
      <text:p text:style-name="P56">Introduction </text:p>
      <text:p text:style-name="P51"/>
      <text:p text:style-name="P12">Purpose </text:p>
      <text:p text:style-name="P3">The purpose of this document is descri<text:span text:style-name="T8">be</text:span> the requirements for the “<text:span text:style-name="T8">PowerEnJoy</text:span>” <text:span text:style-name="T8">system</text:span>. It will <text:span text:style-name="T8">also</text:span> explain system constraints, interface and interactions with other external applications. </text:p>
      <text:p text:style-name="P22"/>
      <text:p text:style-name="P12">Scope</text:p>
      <text:p text:style-name="P3"><text:span text:style-name="T8">T</text:span>he purpose of <text:span text:style-name="T8">PowerEnJoy</text:span> is to s<text:span text:style-name="T8">i</text:span>mplify car sharing allowing user to ben<text:span text:style-name="T8">e</text:span>fit from the service in a<text:span text:style-name="T8">n</text:span> easy and fast way. <text:span text:style-name="T8">The system will allow the users to reserve, drive and pay by simply using their smartphones. To encourage the user to use the service many discounts are applicable to the fee.</text:span></text:p>
      <text:p text:style-name="P6"/>
      <text:p text:style-name="P13">Goal<text:span text:style-name="T16">s</text:span></text:p>
      <text:p text:style-name="P34"/>
      <text:p text:style-name="P12">Definitions, acronyms <text:span text:style-name="T11">and</text:span> abbreviations</text:p>
      <text:p text:style-name="P4"/>
      <text:p text:style-name="P12">Reference documents</text:p>
      <text:p text:style-name="P24"/>
      <text:p text:style-name="P16">Overview <text:span text:style-name="T11">description</text:span></text:p>
      <text:p text:style-name="P9"/>
      <text:p text:style-name="P12">Product perspective </text:p>
      <text:p text:style-name="P42">The system consists of a mobile application, car control system (inside every car) and an external system to manage car and safe areas positions.<text:span text:style-name="T6"> </text:span><text:span text:style-name="T7">The mobile application communicate with the rest of the system via internet connection gathering data about available cars, reservations and safe areas. The mobile application and the car control system both require GPS localization.</text:span></text:p>
      <text:p text:style-name="P23"/>
      <text:p text:style-name="P12">Product functions </text:p>
      <text:p text:style-name="P40">The system <text:span text:style-name="T9">provide car sharing service. It allow the user to find nearby available cars (using GPS) and to reserve a car 1 hour in advance. The user is able to open the car once near to it by using the mobile application to unlock the doors. The amount of the fee will be visible for all the duration of the trip. The user can be guided through a set of possible safe areas in order to obtain a discount.</text:span></text:p>
      <text:p text:style-name="P24"/>
      <text:p text:style-name="P12">User characteristics </text:p>
      <text:p text:style-name="P43">The target user for car sharing are mostly young people aged between 18 and 35 years. In particular students are the one that maybe need the service more because it provides them a quick and cheap way to move freely in the city where they don’t own a car. So most of the user are aware of the <text:span text:style-name="T10">technologies used and able to use a mobile application.</text:span></text:p>
      <text:p text:style-name="P24"/>
      <text:p text:style-name="P12">Constraints </text:p>
      <text:p text:style-name="P33"><text:span text:style-name="T2">Regulatory policies</text:span><text:span text:style-name="T1"><text:line-break/>The system must require to user the permission to get his position. Furthermore the systems must not use notifications to send SPAM<text:line-break/>respecting the privacy law. (?)<text:line-break/></text:span><text:span text:style-name="T2">Hardware limitations<text:line-break/></text:span><text:soft-page-break/><text:span text:style-name="T1">The following components are required to the system to work properly</text:span></text:p>
      <text:list xml:id="list1472812204394843718" text:style-name="WWNum1">
        <text:list-item>
          <text:p text:style-name="P57">3G connection</text:p>
        </text:list-item>
        <text:list-item>
          <text:p text:style-name="P57">GPS</text:p>
        </text:list-item>
        <text:list-item>
          <text:p text:style-name="P57">Space for app package</text:p>
        </text:list-item>
        <text:list-item>
          <text:p text:style-name="P60"/>
        </text:list-item>
      </text:list>
      <text:p text:style-name="P44"><text:span text:style-name="T3">Interface to other application</text:span><text:line-break/>• Interface with the management system. The new system will interface with the<text:line-break/>Mysql database of the management system.</text:p>
      <text:p text:style-name="P39">• Interface with payment gateway. The system has to manage payments communicating with an external entity.</text:p>
      <text:p text:style-name="P30"/>
      <text:p text:style-name="P24"/>
      <text:p text:style-name="P12">Assumptions and Dependencies </text:p>
      <text:p text:style-name="P8">We suppose that these properties hold in the analyzed world :</text:p>
      <text:list xml:id="list182904055136981" text:continue-numbering="true" text:style-name="WWNum1">
        <text:list-item>
          <text:p text:style-name="P57">Complaints and report for malfunctioning cars <text:span text:style-name="T16">(accidents. Etc. ) <text:s/></text:span>are managed by an external <text:span text:style-name="T5">administrator </text:span>system <text:span text:style-name="T5">that has been already developed</text:span>;</text:p>
        </text:list-item>
        <text:list-item>
          <text:p text:style-name="P58">The car has a dedicated system that allow it to use gps and internet connection to get drivers' position and to count the fee of each ride;</text:p>
        </text:list-item>
        <text:list-item>
          <text:p text:style-name="P57">All payment transactions are managed safely by an external company gateway;</text:p>
        </text:list-item>
        <text:list-item>
          <text:p text:style-name="P57">There is a website about the product <text:span text:style-name="T5">that provides information about the service</text:span>;</text:p>
        </text:list-item>
        <text:list-item>
          <text:p text:style-name="P59">All GPS always give right position;</text:p>
        </text:list-item>
      </text:list>
      <text:p text:style-name="P38"/>
      <text:p text:style-name="P18">Requirements</text:p>
      <text:p text:style-name="P18"/>
      <text:p text:style-name="P13">Functional requirements</text:p>
      <text:list xml:id="list182903808710701" text:continue-numbering="true" text:style-name="WWNum1">
        <text:list-item>
          <text:p text:style-name="P61">The user must be able to log in the system:<text:line-break/>– The system have to check if the password provided is correct.<text:line-break/>– The system must only let the users log in if the provided<text:line-break/>password is correct.</text:p>
        </text:list-item>
        <text:list-item>
          <text:p text:style-name="P61">The user must be able to registrate to the system.</text:p>
          <text:list>
            <text:list-item>
              <text:p text:style-name="P64">The system have to check if the provided data is valid.</text:p>
            </text:list-item>
            <text:list-item>
              <text:p text:style-name="P64">The system will generate the password for the user</text:p>
            </text:list-item>
          </text:list>
        </text:list-item>
        <text:list-item>
          <text:p text:style-name="P61">The user must be able to reserve an available car 1 hour in advance</text:p>
          <text:list>
            <text:list-item>
              <text:p text:style-name="P64">The system have to confirm the reservation and check the car as reserved</text:p>
            </text:list-item>
          </text:list>
        </text:list-item>
        <text:list-item>
          <text:p text:style-name="P61">The user must be able to find all the available car in the city map</text:p>
          <text:list>
            <text:list-item>
              <text:p text:style-name="P64">The system has to provide the users updated data about available cars and their position</text:p>
            </text:list-item>
          </text:list>
        </text:list-item>
        <text:list-item>
          <text:p text:style-name="P61">The user have to pay the fee after he left the car</text:p>
          <text:list>
            <text:list-item>
              <text:p text:style-name="P64">The system will detract the fee amount from the provided count when the car is left</text:p>
            </text:list-item>
          </text:list>
        </text:list-item>
        <text:list-item>
          <text:p text:style-name="P61">The user must be able to find all the safe areas in the city map</text:p>
          <text:list>
            <text:list-item>
              <text:p text:style-name="P64">The system has to provide the users the location of the safe areas</text:p>
            </text:list-item>
          </text:list>
        </text:list-item>
        <text:list-item>
          <text:p text:style-name="P61">The user must be able to activate the “save money option” thus to select his destination among the suggested ones</text:p>
          <text:list>
            <text:list-item>
              <text:p text:style-name="P64">The system has to provide a set of safe areas near the user destination</text:p>
            </text:list-item>
            <text:list-item>
              <text:p text:style-name="P64">The system has to apply the discount on the fee</text:p>
            </text:list-item>
          </text:list>
        </text:list-item>
        <text:list-item>
          <text:p text:style-name="P61">The user must be able.to benefit from the diacounts offered by the service</text:p>
          <text:list>
            <text:list-item>
              <text:p text:style-name="P64"><text:soft-page-break/>The system has to check whether one or more of the various discount options can be applied to the fee</text:p>
            </text:list-item>
          </text:list>
        </text:list-item>
        <text:list-item>
          <text:p text:style-name="P61">The user must be able to visualize the current fee while driving</text:p>
          <text:list>
            <text:list-item>
              <text:p text:style-name="P64">The system has to display the current car in the car screen real time</text:p>
            </text:list-item>
          </text:list>
        </text:list-item>
        <text:list-item>
          <text:p text:style-name="P61">The system has to lock the car as soon as the driver leaves the car</text:p>
        </text:list-item>
        <text:list-item>
          <text:p text:style-name="P62">The user is not allowed to reserve (or drive) more than 1 car simultaneously </text:p>
        </text:list-item>
        <text:list-item>
          <text:p text:style-name="P61">The user must be able to open the car when he is less than x meters away from it</text:p>
          <text:list>
            <text:list-item>
              <text:p text:style-name="P64">The system has to detect the user presence etc….</text:p>
            </text:list-item>
            <text:list-item>
              <text:p text:style-name="P64"/>
            </text:list-item>
          </text:list>
          <text:p text:style-name="P63"/>
        </text:list-item>
      </text:list>
      <text:p text:style-name="P13">Non-Functional requirements</text:p>
      <text:p text:style-name="P25">System has to</text:p>
      <text:list xml:id="list182903096374476" text:continue-numbering="true" text:style-name="WWNum1">
        <text:list-item>
          <text:p text:style-name="P61">To registrate the user has to provide: full name, driving licence, etc..</text:p>
        </text:list-item>
      </text:list>
      <text:p text:style-name="P31"/>
      <text:p text:style-name="P13">Scenarios</text:p>
      <text:p text:style-name="P45">Scenario 1.</text:p>
      <text:p text:style-name="P45">Mark has a job interview downtown, but he doesn’t want to spend too much paying a taxi so he decides to use PowerEnJoy. He reserve the car just 30 minutes in advance, then he drives downtown and park the car in the nearest safe area. </text:p>
      <text:p text:style-name="P45"/>
      <text:p text:style-name="P45">Scenario 2.</text:p>
      <text:p text:style-name="P45">Mark often uses car sharing but wants to save some money so when parking he looks for the nearest safe area that allow to recharge the car thus he can benefit the 30% discount.</text:p>
      <text:p text:style-name="P45"/>
      <text:p text:style-name="P45">Scenario 3.</text:p>
      <text:p text:style-name="P41">Mark has discovered that his colleagues Janet and Phil uses car sharing too to come to work, so he tells them they can go together to obtain the 10% discount on the ride. </text:p>
      <text:p text:style-name="P31"/>
      <text:p text:style-name="P14">UML models</text:p>
      <text:p text:style-name="P31"/>
      <text:p text:style-name="P10"><text:span text:style-name="T12">U</text:span>se case diag<text:span text:style-name="T12">ram</text:span></text:p>
      <text:p text:style-name="P31"/>
      <text:p text:style-name="P10">Use case description</text:p>
      <text:p text:style-name="P31"/>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5">Code</text:p>
          </table:table-cell>
          <table:table-cell table:style-name="Tabella1.A1" office:value-type="string">
            <text:p text:style-name="P37">UC<text:span text:style-name="T4">X</text:span></text:p>
          </table:table-cell>
          <table:table-cell table:style-name="Tabella1.A1" office:value-type="string">
            <text:p text:style-name="P27">Name</text:p>
          </table:table-cell>
          <table:table-cell table:style-name="Tabella1.D1" office:value-type="string">
            <text:p text:style-name="P26">Open car</text:p>
          </table:table-cell>
        </table:table-row>
        <table:table-row>
          <table:table-cell table:style-name="Tabella1.A2" table:number-columns-spanned="2" office:value-type="string">
            <text:p text:style-name="P35">Actors</text:p>
          </table:table-cell>
          <table:covered-table-cell/>
          <table:table-cell table:style-name="Tabella1.C2" table:number-columns-spanned="2" office:value-type="string">
            <text:p text:style-name="P26">Driver</text:p>
          </table:table-cell>
          <table:covered-table-cell/>
        </table:table-row>
        <table:table-row>
          <table:table-cell table:style-name="Tabella1.A2" table:number-columns-spanned="2" office:value-type="string">
            <text:p text:style-name="P35">Entry conditions</text:p>
          </table:table-cell>
          <table:covered-table-cell/>
          <table:table-cell table:style-name="Tabella1.C2" table:number-columns-spanned="2" office:value-type="string">
            <text:p text:style-name="P26">The Driver is closer than x meters to the car</text:p>
          </table:table-cell>
          <table:covered-table-cell/>
        </table:table-row>
        <table:table-row>
          <table:table-cell table:style-name="Tabella1.A2" table:number-columns-spanned="2" office:value-type="string">
            <text:p text:style-name="P36">Flow of events</text:p>
          </table:table-cell>
          <table:covered-table-cell/>
          <table:table-cell table:style-name="Tabella1.C2" table:number-columns-spanned="2" office:value-type="string">
            <text:list xml:id="list4417793476936953770" text:style-name="L2">
              <text:list-item>
                <text:p text:style-name="P53">The system detects the driver presence and enable the "Open car" button in the application</text:p>
              </text:list-item>
              <text:list-item>
                <text:p text:style-name="P53">The Driver press the "Open car button"</text:p>
              </text:list-item>
              <text:list-item>
                <text:p text:style-name="P53">The System rece<text:span text:style-name="T13">i</text:span>ves the input and opens the car</text:p>
              </text:list-item>
            </text:list>
          </table:table-cell>
          <table:covered-table-cell/>
        </table:table-row>
        <table:table-row>
          <table:table-cell table:style-name="Tabella1.A2" table:number-columns-spanned="2" office:value-type="string">
            <text:p text:style-name="P36">Exit Conditions</text:p>
          </table:table-cell>
          <table:covered-table-cell/>
          <table:table-cell table:style-name="Tabella1.C2" table:number-columns-spanned="2" office:value-type="string">
            <text:p text:style-name="P26">The Driver has the acces<text:span text:style-name="T13">s</text:span> to the car</text:p>
          </table:table-cell>
          <table:covered-table-cell/>
        </table:table-row>
        <table:table-row>
          <table:table-cell table:style-name="Tabella1.A2" table:number-columns-spanned="2" office:value-type="string">
            <text:p text:style-name="P35">Exceptions</text:p>
          </table:table-cell>
          <table:covered-table-cell/>
          <table:table-cell table:style-name="Tabella1.C2" table:number-columns-spanned="2" office:value-type="string">
            <text:list xml:id="list8730705245976844824" text:style-name="L3">
              <text:list-item>
                <text:p text:style-name="P54">IF[System doesn't detect the Driver] THEN</text:p>
                <text:list>
                  <text:list-item>
                    <text:p text:style-name="P54">The System doesn't enable the button "Open car"</text:p>
                  </text:list-item>
                </text:list>
              </text:list-item>
              <text:list-item>
                <text:p text:style-name="P54">IF[System doesn't rec<text:span text:style-name="T13">e</text:span>ive the input] THEN</text:p>
                <text:list>
                  <text:list-item>
                    <text:p text:style-name="P54"><text:soft-page-break/>The System doesn't open the car</text:p>
                  </text:list-item>
                </text:list>
              </text:list-item>
            </text:list>
          </table:table-cell>
          <table:covered-table-cell/>
        </table:table-row>
      </table:table>
      <text:p text:style-name="P32"/>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35">Code</text:p>
          </table:table-cell>
          <table:table-cell table:style-name="Tabella2.A1" office:value-type="string">
            <text:p text:style-name="P36">UCX</text:p>
          </table:table-cell>
          <table:table-cell table:style-name="Tabella2.A1" office:value-type="string">
            <text:p text:style-name="P27">Name</text:p>
          </table:table-cell>
          <table:table-cell table:style-name="Tabella2.D1" office:value-type="string">
            <text:p text:style-name="P28">Start car</text:p>
          </table:table-cell>
        </table:table-row>
        <table:table-row>
          <table:table-cell table:style-name="Tabella2.A2" table:number-columns-spanned="2" office:value-type="string">
            <text:p text:style-name="P35">Actors</text:p>
          </table:table-cell>
          <table:covered-table-cell/>
          <table:table-cell table:style-name="Tabella2.C2" table:number-columns-spanned="2" office:value-type="string">
            <text:p text:style-name="P28">Driver</text:p>
          </table:table-cell>
          <table:covered-table-cell/>
        </table:table-row>
        <table:table-row>
          <table:table-cell table:style-name="Tabella2.A2" table:number-columns-spanned="2" office:value-type="string">
            <text:p text:style-name="P35">Entry conditions</text:p>
          </table:table-cell>
          <table:covered-table-cell/>
          <table:table-cell table:style-name="Tabella2.C2" table:number-columns-spanned="2" office:value-type="string">
            <text:p text:style-name="P28">The Driver has entered the car</text:p>
          </table:table-cell>
          <table:covered-table-cell/>
        </table:table-row>
        <table:table-row>
          <table:table-cell table:style-name="Tabella2.A2" table:number-columns-spanned="2" office:value-type="string">
            <text:p text:style-name="P36">Flow of events</text:p>
          </table:table-cell>
          <table:covered-table-cell/>
          <table:table-cell table:style-name="Tabella2.C2" table:number-columns-spanned="2" office:value-type="string">
            <text:list xml:id="list8181076478634692048" text:style-name="L4">
              <text:list-item>
                <text:p text:style-name="P55">The Driver starts the car</text:p>
              </text:list-item>
              <text:list-item>
                <text:p text:style-name="P55">The System start calculating the fee</text:p>
              </text:list-item>
              <text:list-item>
                <text:p text:style-name="P55">The System displays the current fee on the screen</text:p>
              </text:list-item>
            </text:list>
          </table:table-cell>
          <table:covered-table-cell/>
        </table:table-row>
        <table:table-row>
          <table:table-cell table:style-name="Tabella2.A2" table:number-columns-spanned="2" office:value-type="string">
            <text:p text:style-name="P36">Exit conditions</text:p>
          </table:table-cell>
          <table:covered-table-cell/>
          <table:table-cell table:style-name="Tabella2.C2" table:number-columns-spanned="2" office:value-type="string">
            <text:p text:style-name="P28">The Driver is driving the car</text:p>
          </table:table-cell>
          <table:covered-table-cell/>
        </table:table-row>
        <table:table-row>
          <table:table-cell table:style-name="Tabella2.A2" table:number-columns-spanned="2" office:value-type="string">
            <text:p text:style-name="P35">Exceptions</text:p>
          </table:table-cell>
          <table:covered-table-cell/>
          <table:table-cell table:style-name="Tabella2.C2" table:number-columns-spanned="2" office:value-type="string">
            <text:p text:style-name="P29"/>
          </table:table-cell>
          <table:covered-table-cell/>
        </table:table-row>
      </table:table>
      <text:p text:style-name="P32"/>
      <text:p text:style-name="P11">Other diags</text:p>
      <text:p text:style-name="P31"/>
      <text:p text:style-name="P15">Alloy modelling</text:p>
      <text:p text:style-name="P7"/>
      <text:p text:style-name="P17">Hours of work</text:p>
      <text:p text:style-name="P5"/>
      <text:p text:style-name="P17">Changelog</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language="en" fo:country="US" officeooo:rsid="0010e03b" officeooo:paragraph-rsid="0010e03b" style:font-size-asian="11pt" style:font-size-complex="11pt"/>
    </style:style>
    <style:style style:name="MP2" style:family="paragraph" style:parent-style-name="Footer">
      <style:paragraph-properties fo:text-align="center" style:justify-single-word="false"/>
      <style:text-properties fo:font-size="11pt" fo:language="en" fo:country="US"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office:automatic-styles>
  <office:master-styles>
    <style:master-page style:name="Standard" style:page-layout-name="Mpm1">
      <style:header>
        <text:p text:style-name="MP1">PowerEnJoy<text:tab/><text:tab/>Requirements Analysis and Specification Document</text:p>
      </style:header>
      <style:header-first>
        <text:p text:style-name="MP1"/>
      </style:header-first>
      <style:footer>
        <text:p text:style-name="MP2"><text:page-number text:select-page="current">6</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M12S</meta:editing-duration>
    <meta:editing-cycles>15</meta:editing-cycles>
    <meta:generator>LibreOffice/5.2.2.2$Windows_x86 LibreOffice_project/8f96e87c890bf8fa77463cd4b640a2312823f3ad</meta:generator>
    <dc:date>2016-11-08T18:29:02.124000000</dc:date>
    <meta:document-statistic meta:table-count="2" meta:image-count="0" meta:object-count="0" meta:page-count="6" meta:paragraph-count="136" meta:word-count="1234" meta:character-count="7412" meta:non-whitespace-character-count="6317"/>
    <meta:user-defined meta:name="Info 1"/>
    <meta:user-defined meta:name="Info 2"/>
    <meta:user-defined meta:name="Info 3"/>
    <meta:user-defined meta:name="Info 4"/>
  </office:meta>
</office:document-meta>
</file>